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0.6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number-columns-repeated="16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4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8])" office:value-type="float" office:value="163200" calcext:value-type="float">
            <text:p>16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43170" calcext:value-type="float">
            <text:p>243170</text:p>
          </table:table-cell>
          <table:table-cell table:style-name="ce43" table:formula="of:=SUM([.D4:.D32])" office:value-type="float" office:value="210520" calcext:value-type="float">
            <text:p>21052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3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9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formula="of:=SUM([.Q37:.Q63])" office:value-type="float" office:value="7497" calcext:value-type="float">
            <text:p>7497</text:p>
          </table:table-cell>
          <table:table-cell table:formula="of:=SUM([.R37:.R63])" office:value-type="float" office:value="19300" calcext:value-type="float">
            <text:p>19300</text:p>
          </table:table-cell>
          <table:table-cell table:formula="of:=SUM([.S37:.S63])" office:value-type="float" office:value="9310" calcext:value-type="float">
            <text:p>9310</text:p>
          </table:table-cell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S66])" office:value-type="float" office:value="165174" calcext:value-type="float">
            <text:p>16517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6:46:14.564310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26T16:48:02.055816256</dc:date>
    <meta:editing-duration>P15DT10H15M20S</meta:editing-duration>
    <meta:editing-cycles>3978</meta:editing-cycles>
    <meta:generator>LibreOffice/4.2.8.2$Linux_X86_64 LibreOffice_project/420m0$Build-2</meta:generator>
    <meta:document-statistic meta:table-count="27" meta:cell-count="13710" meta:object-count="0"/>
  </office:meta>
</office:document-meta>
</file>